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2" style:family="table">
      <style:table-properties style:width="17.198cm" fo:margin-left="0cm" table:align="left"/>
    </style:style>
    <style:style style:name="Table2.A" style:family="table-column">
      <style:table-column-properties style:column-width="13.492cm"/>
    </style:style>
    <style:style style:name="Table2.B" style:family="table-column">
      <style:table-column-properties style:column-width="3.706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1" fo:font-size="14pt" fo:font-weight="bold" officeooo:rsid="000aea64" officeooo:paragraph-rsid="000aea6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weight="normal" officeooo:rsid="000aea64" officeooo:paragraph-rsid="000aea64" style:font-weight-asian="normal" style:font-weight-complex="normal"/>
    </style:style>
    <style:style style:name="P3" style:family="paragraph" style:parent-style-name="Standard">
      <style:text-properties style:font-name="Arial1" fo:font-weight="normal" officeooo:rsid="000f7c4b" officeooo:paragraph-rsid="000f7c4b" style:font-weight-asian="normal" style:font-weight-complex="normal"/>
    </style:style>
    <style:style style:name="P4" style:family="paragraph" style:parent-style-name="Standard">
      <style:text-properties style:font-name="Arial1" fo:font-weight="bold" officeooo:rsid="000aea64" officeooo:paragraph-rsid="000aea64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Arial1" fo:font-weight="bold" officeooo:rsid="000aea64" officeooo:paragraph-rsid="000aea64" style:font-weight-asian="bold" style:font-weight-complex="bold"/>
    </style:style>
    <style:style style:name="P6" style:family="paragraph" style:parent-style-name="Standard">
      <style:text-properties style:font-name="Arial1" fo:font-weight="bold" officeooo:rsid="000f7c4b" officeooo:paragraph-rsid="000f7c4b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Arial1" fo:font-weight="bold" officeooo:rsid="000f7c4b" officeooo:paragraph-rsid="000f7c4b" style:font-weight-asian="bold" style:font-weight-complex="bold"/>
    </style:style>
    <style:style style:name="P8" style:family="paragraph" style:parent-style-name="Standard">
      <style:text-properties style:font-name="Arial1" style:text-underline-style="solid" style:text-underline-width="auto" style:text-underline-color="font-color" fo:font-weight="bold" officeooo:rsid="000f7c4b" officeooo:paragraph-rsid="000f7c4b" style:font-weight-asian="bold" style:font-weight-complex="bold"/>
    </style:style>
    <style:style style:name="P9" style:family="paragraph" style:parent-style-name="Standard">
      <style:text-properties style:font-name="Arial1" style:text-underline-style="solid" style:text-underline-width="auto" style:text-underline-color="font-color" fo:font-weight="bold" officeooo:rsid="000aea64" officeooo:paragraph-rsid="000aea64" style:font-weight-asian="bold" style:font-weight-complex="bold"/>
    </style:style>
    <style:style style:name="P10" style:family="paragraph" style:parent-style-name="Standard">
      <style:text-properties officeooo:paragraph-rsid="000dc357"/>
    </style:style>
    <style:style style:name="P11" style:family="paragraph" style:parent-style-name="Table_20_Contents">
      <style:text-properties style:font-name="Arial1" fo:font-size="14pt" officeooo:paragraph-rsid="000dc357" style:font-size-asian="14pt" style:font-size-complex="14pt"/>
    </style:style>
    <style:style style:name="P12" style:family="paragraph" style:parent-style-name="Table_20_Contents">
      <style:text-properties style:font-name="Arial1" fo:font-size="14pt" officeooo:rsid="000e2dc0" officeooo:paragraph-rsid="000e2dc0" style:font-size-asian="14pt" style:font-size-complex="14pt"/>
    </style:style>
    <style:style style:name="P13" style:family="paragraph" style:parent-style-name="Table_20_Contents">
      <style:text-properties officeooo:paragraph-rsid="000dc357"/>
    </style:style>
    <style:style style:name="P14" style:family="paragraph" style:parent-style-name="Table_20_Heading">
      <style:text-properties style:font-name="Arial1" fo:font-size="14pt" officeooo:paragraph-rsid="000dc357" style:font-size-asian="14pt" style:font-size-complex="14pt"/>
    </style:style>
    <style:style style:name="T1" style:family="text">
      <style:text-properties style:font-name="Arial1" fo:font-size="14pt" style:font-size-asian="14pt" style:font-size-complex="14pt"/>
    </style:style>
    <style:style style:name="T2" style:family="text">
      <style:text-properties officeooo:rsid="000f6b7a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f6b7a"/>
    </style:style>
    <style:style style:name="T5" style:family="text">
      <style:text-properties style:text-line-through-style="none" style:text-line-through-type="none" officeooo:rsid="000f7c4b"/>
    </style:style>
    <style:style style:name="T6" style:family="text">
      <style:text-properties style:text-line-through-style="none" style:text-line-through-type="none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Odoo en Ubuntu</text:p>
      <text:p text:style-name="P2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Comando</text:p>
            </table:table-cell>
            <table:table-cell table:style-name="Table2.A1" office:value-type="string">
              <text:p text:style-name="P14">Fuente Oficial</text:p>
            </table:table-cell>
          </table:table-row>
        </table:table-header-rows>
        <table:table-row>
          <table:table-cell table:style-name="Table2.A1" office:value-type="string">
            <text:p text:style-name="P13"><text:span text:style-name="Source_20_Text"><text:span text:style-name="T1">sudo apt update</text:span></text:span></text:p>
          </table:table-cell>
          <table:table-cell table:style-name="Table2.A1" office:value-type="string">
            <text:p text:style-name="P11">Instalación de paquetes</text:p>
          </table:table-cell>
        </table:table-row>
        <table:table-row>
          <table:table-cell table:style-name="Table2.A1" office:value-type="string">
            <text:p text:style-name="P13"><text:span text:style-name="Source_20_Text"><text:span text:style-name="T1">sudo apt install git python3 python3-pip python3-venv python3-dev gcc g++ libxml2-dev libxslt1-dev libldap2-dev libsasl2-dev libssl-dev libpq-dev libjpeg-dev libpng-dev postgresql postgresql-client</text:span></text:span></text:p>
          </table:table-cell>
          <table:table-cell table:style-name="Table2.A1" office:value-type="string">
            <text:p text:style-name="P11">Dockerfile de Odoo</text:p>
          </table:table-cell>
        </table:table-row>
        <table:table-row>
          <table:table-cell table:style-name="Table2.A1" office:value-type="string">
            <text:p text:style-name="P13"><text:span text:style-name="Source_20_Text"><text:span text:style-name="T1">sudo systemctl start postgresql</text:span></text:span><text:span text:style-name="T1"><text:line-break/></text:span><text:span text:style-name="Source_20_Text"><text:span text:style-name="T1">sudo systemctl enable postgresql</text:span></text:span></text:p>
          </table:table-cell>
          <table:table-cell table:style-name="Table2.A1" office:value-type="string">
            <text:p text:style-name="P11">Documentación de PostgreSQL</text:p>
          </table:table-cell>
        </table:table-row>
        <table:table-row>
          <table:table-cell table:style-name="Table2.A1" office:value-type="string">
            <text:p text:style-name="P13"><text:span text:style-name="Source_20_Text"><text:span text:style-name="T1">sudo -u postgres createuser -d -R -S tu_usuario</text:span></text:span><text:span text:style-name="T1"><text:line-break/></text:span><text:span text:style-name="Source_20_Text"><text:span text:style-name="T1">createdb tu_usuario</text:span></text:span></text:p>
          </table:table-cell>
          <table:table-cell table:style-name="Table2.A1" office:value-type="string">
            <text:p text:style-name="P11">Gestión de usuarios PostgreSQL</text:p>
          </table:table-cell>
        </table:table-row>
        <table:table-row>
          <table:table-cell table:style-name="Table2.A1" office:value-type="string">
            <text:p text:style-name="P13"><text:span text:style-name="Source_20_Text"><text:span text:style-name="T1">git clone https://github.com/odoo/odoo --depth 1 --branch 17.0 odoo</text:span></text:span></text:p>
          </table:table-cell>
          <table:table-cell table:style-name="Table2.A1" office:value-type="string">
            <text:p text:style-name="P11">Descarga de fuentes de Odoo</text:p>
          </table:table-cell>
        </table:table-row>
        <table:table-row>
          <table:table-cell table:style-name="Table2.A1" office:value-type="string">
            <text:p text:style-name="P13"><text:span text:style-name="Source_20_Text"><text:span text:style-name="T1">cd odoo</text:span></text:span></text:p>
          </table:table-cell>
          <table:table-cell table:style-name="Table2.A1" office:value-type="string">
            <text:p text:style-name="P12">Entrar</text:p>
          </table:table-cell>
        </table:table-row>
        <table:table-row>
          <table:table-cell table:style-name="Table2.A1" office:value-type="string">
            <text:p text:style-name="P13"><text:span text:style-name="Source_20_Text"><text:span text:style-name="T1">pip3 install setuptools wheel</text:span></text:span><text:span text:style-name="T1"><text:line-break/></text:span><text:span text:style-name="Source_20_Text"><text:span text:style-name="T1">pip3 install -r requirements.txt</text:span></text:span></text:p>
          </table:table-cell>
          <table:table-cell table:style-name="Table2.A1" office:value-type="string">
            <text:p text:style-name="P11">Instalación depend. Python</text:p>
          </table:table-cell>
        </table:table-row>
        <table:table-row>
          <table:table-cell table:style-name="Table2.A1" office:value-type="string">
            <text:p text:style-name="P13"><text:span text:style-name="Source_20_Text"><text:span text:style-name="T1">chmod +x odoo-bin</text:span></text:span></text:p>
          </table:table-cell>
          <table:table-cell table:style-name="Table2.A1" office:value-type="string">
            <text:p text:style-name="P11">Permisos de ejecución</text:p>
          </table:table-cell>
        </table:table-row>
        <table:table-row>
          <table:table-cell table:style-name="Table2.A1" office:value-type="string">
            <text:p text:style-name="P13"><text:span text:style-name="Source_20_Text"><text:span text:style-name="T1">./odoo-bin</text:span></text:span></text:p>
          </table:table-cell>
          <table:table-cell table:style-name="Table2.A1" office:value-type="string">
            <text:p text:style-name="P11">Ejecución de Odoo</text:p>
          </table:table-cell>
        </table:table-row>
      </table:table>
      <text:p text:style-name="P10"/>
      <text:p text:style-name="P5">./<text:span text:style-name="T2">odoo-bin -</text:span><text:span text:style-name="T4">d nombredb -i base<text:tab/><text:tab/></text:span><text:span text:style-name="T5">|<text:tab/>:8069<text:tab/><text:tab/>|<text:tab/>DB: 5432</text:span></text:p>
      <text:p text:style-name="P7"><text:span text:style-name="T3">sudo -u postgres psql -c “SHOW hba_file;”</text:span></text:p>
      <text:p text:style-name="P7"><text:tab/>sudo -u postgres psql -c “SHOW config_file;”</text:p>
      <text:p text:style-name="P7">sudo nano <text:span text:style-name="T7">/etc/postgresql/15/main/pg_hba.conf</text:span></text:p>
      <text:p text:style-name="P7"><text:span text:style-name="T7"><text:tab/>peer</text:span></text:p>
      <text:p text:style-name="P7"><text:span text:style-name="T7"><text:tab/>scram-sha-256<text:tab/><text:tab/>trust</text:span></text:p>
      <text:p text:style-name="P7"><text:span text:style-name="T7">sudo systemctl restart postgresql</text:span></text:p>
      <text:p text:style-name="P7"><text:span text:style-name="T6">sudo -u postgres psql</text:span></text:p>
      <text:p text:style-name="P7"><text:span text:style-name="T6">ALTER USER postgres WITH PASSWORD ‘postgres’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8">EJERCICIO 3 – Consulta SQL de moneda, símbolo y país</text:span></text:p>
      <text:p text:style-name="P6"/>
      <text:p text:style-name="P6">SELECT</text:p>
      <text:p text:style-name="P6"><text:s text:c="4"/>c.name AS "Nombre moneda",</text:p>
      <text:p text:style-name="P6"><text:s text:c="4"/>c.symbol AS "Símbolo de la moneda",</text:p>
      <text:p text:style-name="P6"><text:s text:c="4"/>co.name AS "Nombre del país"</text:p>
      <text:p text:style-name="P6">FROM</text:p>
      <text:p text:style-name="P6"><text:s text:c="4"/>res_country co</text:p>
      <text:p text:style-name="P6">JOIN</text:p>
      <text:p text:style-name="P6"><text:s text:c="4"/>res_currency c ON co.currency_id = c.id;</text:p>
      <text:p text:style-name="P6"/>
      <text:p text:style-name="P6"/>
      <text:p text:style-name="P8">EJERCICIO 4 – Exportar archivo CSV desde pgAdmin4</text:p>
      <text:p text:style-name="P6"/>
      <text:p text:style-name="P6">SELECT</text:p>
      <text:p text:style-name="P6"><text:s text:c="4"/>ru.name AS "Nombre",</text:p>
      <text:p text:style-name="P6"><text:s text:c="4"/>ru.login AS "Inicio de sesión",</text:p>
      <text:p text:style-name="P6"><text:s text:c="4"/>ru.active AS "Activo",</text:p>
      <text:p text:style-name="P6"><text:s text:c="4"/>rp.city AS "Ciudad",</text:p>
      <text:p text:style-name="P6"><text:s text:c="4"/>ru.lang AS "Idioma",</text:p>
      <text:p text:style-name="P6"><text:s text:c="4"/>ru.email AS "Correo electrónico"</text:p>
      <text:p text:style-name="P6">FROM</text:p>
      <text:p text:style-name="P6"><text:s text:c="4"/>res_users ru</text:p>
      <text:p text:style-name="P6">JOIN</text:p>
      <text:p text:style-name="P6"><text:s text:c="4"/>res_partner rp ON ru.partner_id = rp.id;</text:p>
      <text:p text:style-name="P6"/>
      <text:p text:style-name="P3">- En la barra de resultados, haz clic derecho &gt; "Save As CSV".</text:p>
      <text:p text:style-name="P3">- Elige ubicación, nombre del archivo (usuarios.csv), codificación UTF-8 y guarda.</text:p>
      <text:p text:style-name="P2"/>
      <text:p text:style-name="P9">EJERCICIO 5 – Procedimiento almacenado para obtener login, nombre y teléfono de la compañía</text:p>
      <text:p text:style-name="P4"/>
      <text:p text:style-name="P4">CREATE OR REPLACE FUNCTION obtener_info_usuario()</text:p>
      <text:p text:style-name="P4">RETURNS TABLE (</text:p>
      <text:p text:style-name="P4"><text:s text:c="4"/>login TEXT,</text:p>
      <text:p text:style-name="P4"><text:s text:c="4"/>nombre TEXT,</text:p>
      <text:p text:style-name="P4"><text:s text:c="4"/>telefono TEXT</text:p>
      <text:p text:style-name="P4">) AS $$</text:p>
      <text:p text:style-name="P4">BEGIN</text:p>
      <text:p text:style-name="P4"><text:s text:c="4"/>RETURN QUERY</text:p>
      <text:p text:style-name="P4"><text:s text:c="4"/>SELECT</text:p>
      <text:p text:style-name="P4"><text:s text:c="8"/>ru.login,</text:p>
      <text:p text:style-name="P4"><text:s text:c="8"/>rp.name,</text:p>
      <text:p text:style-name="P4"><text:s text:c="8"/>rp.phone</text:p>
      <text:p text:style-name="P4"><text:s text:c="4"/>FROM</text:p>
      <text:p text:style-name="P4"><text:s text:c="8"/>res_users ru</text:p>
      <text:p text:style-name="P4"><text:s text:c="4"/>JOIN</text:p>
      <text:p text:style-name="P4"><text:s text:c="8"/>res_partner rp ON ru.partner_id = rp.id;</text:p>
      <text:p text:style-name="P4">END;</text:p>
      <text:p text:style-name="P4">$$ LANGUAGE plpgsql;</text:p>
      <text:p text:style-name="P4"/>
      <text:p text:style-name="P4">SELECT * FROM obtener_info_usuario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21:35:59.486000000</meta:creation-date>
    <dc:date>2025-06-07T16:36:21.477895837</dc:date>
    <meta:editing-duration>PT31M25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2" meta:paragraph-count="73" meta:word-count="297" meta:character-count="2155" meta:non-whitespace-character-count="1804"/>
  </office:meta>
</office:document-meta>
</file>